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24-12-19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24-05-22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23-12-1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22-12-14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21-12-09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21-07-07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21-01-07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19-12-06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18-11-27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18-03-0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16-12-13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1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1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1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1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0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0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0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0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0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0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0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200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199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199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199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199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199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199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198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198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198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198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198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3201</text:p>
          </table:table-cell>
          <table:table-cell office:value-type="string" calcext:value-type="string">
            <text:p>197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